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32d" officeooo:paragraph-rsid="001ce3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SIL È UMA BOST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21:52:24.799000000</meta:creation-date>
    <dc:date>2025-03-25T21:54:08.234000000</dc:date>
    <meta:editing-duration>PT1M44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1" meta:word-count="4" meta:character-count="18" meta:non-whitespace-character-count="15"/>
  </office:meta>
</office:document-meta>
</file>